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ELEBRAREI</text:p>
      <text:p text:style-name="Standard"/>
      <text:p text:style-name="Standard"/>
      <text:p text:style-name="Standard">QUANDO EU ENTRO EM TUA PRESENÇA<text:line-break/></text:p>
      <text:p text:style-name="Standard">ME ALEGRO COM TODO O MEU SER </text:p>
      <text:p text:style-name="Standard"/>
      <text:p text:style-name="Standard">EU ME SINTO COMO UMA CRIANÇA</text:p>
      <text:p text:style-name="Standard"/>
      <text:p text:style-name="Standard">A BRINCAR SEM VONTADE DE PARAR</text:p>
      <text:p text:style-name="Standard"/>
      <text:p text:style-name="Standard">RECONHEÇO QUE SEM TUA PRESENÇA <text:s/></text:p>
      <text:p text:style-name="Standard"><text:tab/><text:tab/><text:tab/><text:tab/><text:tab/><text:tab/><text:tab/></text:p>
      <text:p text:style-name="Standard">NADA SOU SEM O TEU AMOR </text:p>
      <text:p text:style-name="Standard"/>
      <text:p text:style-name="Standard"/>
      <text:p text:style-name="Standard">EU CELEBRAREI COM TODO O MEU SER </text:p>
      <text:p text:style-name="Standard"><text:tab/><text:tab/><text:tab/><text:tab/><text:tab/><text:tab/><text:tab/>} 2x</text:p>
      <text:p text:style-name="Standard">COMO DAVI EU TAMBÉM QUERO FAZER</text:p>
      <text:p text:style-name="Standard"/>
      <text:p text:style-name="Standard"/>
      <text:p text:style-name="Standard">PULAREI DIANTE DE TI,</text:p>
      <text:p text:style-name="Standard"/>
      <text:p text:style-name="Standard">DANÇAREI SOMENTE PARA TI </text:p>
      <text:p text:style-name="Standard"/>
      <text:p text:style-name="Standard">GRITAREI PARA TODO MUNDO OUVIR</text:p>
      <text:p text:style-name="Standard"/>
      <text:p text:style-name="Standard">QUE SÓ TU ÉS SANTO</text:p>
      <text:p text:style-name="Standard"/>
      <text:p text:style-name="Standard"/>
      <text:p text:style-name="Standard">Am D G G <text:s text:c="2"/>}2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o Vieira</meta:initial-creator>
    <meta:creation-date>2016-04-15T20:56:33</meta:creation-date>
    <dc:date>2016-04-15T21:03:04</dc:date>
    <dc:creator>Mauro Vieira</dc:creator>
    <meta:editing-duration>PT6M32S</meta:editing-duration>
    <meta:editing-cycles>1</meta:editing-cycles>
    <meta:generator>LibreOffice/5.1.3.2$Linux_x86 LibreOffice_project/10m0$Build-2</meta:generator>
    <meta:document-statistic meta:table-count="0" meta:image-count="0" meta:object-count="0" meta:page-count="1" meta:paragraph-count="16" meta:word-count="75" meta:character-count="375" meta:non-whitespace-character-count="292"/>
  </office:meta>
</office:document-meta>
</file>